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ed_test_reverse_direction" table:style-name="ta1">
        <table:shapes>
          <draw:frame draw:z-index="0" draw:style-name="gr1" draw:text-style-name="P1" svg:width="453.51pt" svg:height="255.09pt" svg:x="754.1pt" svg:y="11.85pt">
            <loext:p/>
            <draw:object draw:notify-on-update-of-ranges="calibrated_test_reverse_direction.C2:calibrated_test_reverse_direction.C160 calibrated_test_reverse_direction.C1:calibrated_test_reverse_direction.C1 calibrated_test_reverse_direction.A2:calibrated_test_reverse_direction.A1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70.68pt" svg:y="272.41pt">
            <loext:p/>
            <draw:object draw:notify-on-update-of-ranges="calibrated_test_reverse_direction.A1:calibrated_test_reverse_direction.A1 calibrated_test_reverse_direction.A2:calibrated_test_reverse_direction.A160 calibrated_test_reverse_direction.C1:calibrated_test_reverse_direction.C1 calibrated_test_reverse_direction.C2:calibrated_test_reverse_direction.C1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29.12pt" svg:y="274.65pt">
            <loext:p/>
            <draw:object draw:notify-on-update-of-ranges="calibrated_test_reverse_direction.B1:calibrated_test_reverse_direction.B1 calibrated_test_reverse_direction.B2:calibrated_test_reverse_direction.B160 calibrated_test_reverse_direction.C1:calibrated_test_reverse_direction.C1 calibrated_test_reverse_direction.C2:calibrated_test_reverse_direction.C1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88.37pt" svg:y="6.6pt">
            <loext:p/>
            <draw:object draw:notify-on-update-of-ranges="calibrated_test_reverse_direction.D1:calibrated_test_reverse_direction.D1 calibrated_test_reverse_direction.D2:calibrated_test_reverse_direction.D16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ad Sensor</text:p>
          </table:table-cell>
          <table:table-cell office:value-type="string" calcext:value-type="string">
            <text:p>Lookup Tabl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ifference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table:formula="of:=[.B2]-[.A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table:formula="of:=[.B3]-[.A3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5" calcext:value-type="float">
            <text:p>335</text:p>
          </table:table-cell>
          <table:table-cell office:value-type="float" office:value="150" calcext:value-type="float">
            <text:p>150</text:p>
          </table:table-cell>
          <table:table-cell table:formula="of:=[.B4]-[.A4]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formula="of:=[.B5]-[.A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250" calcext:value-type="float">
            <text:p>250</text:p>
          </table:table-cell>
          <table:table-cell table:formula="of:=[.B6]-[.A6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7]-[.A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50" calcext:value-type="float">
            <text:p>350</text:p>
          </table:table-cell>
          <table:table-cell table:formula="of:=[.B8]-[.A8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400" calcext:value-type="float">
            <text:p>400</text:p>
          </table:table-cell>
          <table:table-cell table:formula="of:=[.B9]-[.A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2" calcext:value-type="float">
            <text:p>302</text:p>
          </table:table-cell>
          <table:table-cell office:value-type="float" office:value="450" calcext:value-type="float">
            <text:p>450</text:p>
          </table:table-cell>
          <table:table-cell table:formula="of:=[.B10]-[.A10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500" calcext:value-type="float">
            <text:p>500</text:p>
          </table:table-cell>
          <table:table-cell table:formula="of:=[.B11]-[.A1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550" calcext:value-type="float">
            <text:p>550</text:p>
          </table:table-cell>
          <table:table-cell table:formula="of:=[.B12]-[.A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  <table:table-cell office:value-type="float" office:value="600" calcext:value-type="float">
            <text:p>600</text:p>
          </table:table-cell>
          <table:table-cell table:formula="of:=[.B13]-[.A1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1" calcext:value-type="float">
            <text:p>251</text:p>
          </table:table-cell>
          <table:table-cell office:value-type="float" office:value="650" calcext:value-type="float">
            <text:p>650</text:p>
          </table:table-cell>
          <table:table-cell table:formula="of:=[.B14]-[.A14]" office:value-type="float" office:value="-13" calcext:value-type="float">
            <text:p>-1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700" calcext:value-type="float">
            <text:p>700</text:p>
          </table:table-cell>
          <table:table-cell table:formula="of:=[.B15]-[.A15]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750" calcext:value-type="float">
            <text:p>750</text:p>
          </table:table-cell>
          <table:table-cell table:formula="of:=[.B16]-[.A16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800" calcext:value-type="float">
            <text:p>800</text:p>
          </table:table-cell>
          <table:table-cell table:formula="of:=[.B17]-[.A17]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850" calcext:value-type="float">
            <text:p>850</text:p>
          </table:table-cell>
          <table:table-cell table:formula="of:=[.B18]-[.A18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900" calcext:value-type="float">
            <text:p>900</text:p>
          </table:table-cell>
          <table:table-cell table:formula="of:=[.B19]-[.A19]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950" calcext:value-type="float">
            <text:p>950</text:p>
          </table:table-cell>
          <table:table-cell table:formula="of:=[.B20]-[.A20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table:formula="of:=[.B21]-[.A2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050" calcext:value-type="float">
            <text:p>1050</text:p>
          </table:table-cell>
          <table:table-cell table:formula="of:=[.B22]-[.A2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  <table:table-cell table:formula="of:=[.B23]-[.A23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150" calcext:value-type="float">
            <text:p>1150</text:p>
          </table:table-cell>
          <table:table-cell table:formula="of:=[.B24]-[.A24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25]-[.A25]" office:value-type="float" office:value="-2" calcext:value-type="float">
            <text:p>-2</text:p>
          </table:table-cell>
          <table:table-cell/>
          <table:table-cell office:value-type="string" calcext:value-type="string">
            <text:p>Max Diff first</text:p>
          </table:table-cell>
          <table:table-cell table:formula="of:=MAX([.D2:.D8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250" calcext:value-type="float">
            <text:p>1250</text:p>
          </table:table-cell>
          <table:table-cell table:formula="of:=[.B26]-[.A26]" office:value-type="float" office:value="0" calcext:value-type="float">
            <text:p>0</text:p>
          </table:table-cell>
          <table:table-cell/>
          <table:table-cell office:value-type="string" calcext:value-type="string">
            <text:p>Min Diff first</text:p>
          </table:table-cell>
          <table:table-cell table:formula="of:=MIN([.D2:.D81])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27]-[.A27]" office:value-type="float" office:value="-4" calcext:value-type="float">
            <text:p>-4</text:p>
          </table:table-cell>
          <table:table-cell/>
          <table:table-cell office:value-type="string" calcext:value-type="string">
            <text:p>Average</text:p>
          </table:table-cell>
          <table:table-cell table:formula="of:=([.G25]+[.G26])/2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28]-[.A28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table:formula="of:=[.B29]-[.A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450" calcext:value-type="float">
            <text:p>1450</text:p>
          </table:table-cell>
          <table:table-cell table:formula="of:=[.B30]-[.A30]" office:value-type="float" office:value="-6" calcext:value-type="float">
            <text:p>-6</text:p>
          </table:table-cell>
          <table:table-cell/>
          <table:table-cell office:value-type="string" calcext:value-type="string">
            <text:p>Max Diff second</text:p>
          </table:table-cell>
          <table:table-cell table:formula="of:=MAX([.D82:.D160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table:formula="of:=[.B31]-[.A31]" office:value-type="float" office:value="-4" calcext:value-type="float">
            <text:p>-4</text:p>
          </table:table-cell>
          <table:table-cell/>
          <table:table-cell office:value-type="string" calcext:value-type="string">
            <text:p>Min Diff second</text:p>
          </table:table-cell>
          <table:table-cell table:formula="of:=MIN([.D82:.D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550" calcext:value-type="float">
            <text:p>1550</text:p>
          </table:table-cell>
          <table:table-cell table:formula="of:=[.B32]-[.A32]" office:value-type="float" office:value="6" calcext:value-type="float">
            <text:p>6</text:p>
          </table:table-cell>
          <table:table-cell/>
          <table:table-cell office:value-type="string" calcext:value-type="string">
            <text:p>Average</text:p>
          </table:table-cell>
          <table:table-cell table:formula="of:=([.G30]+[.G31])/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600" calcext:value-type="float">
            <text:p>1600</text:p>
          </table:table-cell>
          <table:table-cell table:formula="of:=[.B33]-[.A33]" office:value-type="float" office:value="2" calcext:value-type="float">
            <text:p>2</text:p>
          </table:table-cell>
          <table:table-cell/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34]-[.A34]" office:value-type="float" office:value="-5" calcext:value-type="float">
            <text:p>-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700" calcext:value-type="float">
            <text:p>1700</text:p>
          </table:table-cell>
          <table:table-cell table:formula="of:=[.B35]-[.A35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750" calcext:value-type="float">
            <text:p>1750</text:p>
          </table:table-cell>
          <table:table-cell table:formula="of:=[.B36]-[.A36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irst Test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B37]-[.A37]" office:value-type="float" office:value="3" calcext:value-type="float">
            <text:p>3</text:p>
          </table:table-cell>
          <table:table-cell/>
          <table:table-cell table:style-name="ce2" office:value-type="string" calcext:value-type="string" table:number-columns-spanned="5" table:number-rows-spanned="1">
            <text:p>Lookup table created after moving for one full circle, then taking every second step from that table and creating lookup table. Here reading values every 50 steps is done. </text:p>
          </table:table-cell>
          <table:covered-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850" calcext:value-type="float">
            <text:p>1850</text:p>
          </table:table-cell>
          <table:table-cell table:formula="of:=[.B38]-[.A38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900" calcext:value-type="float">
            <text:p>1900</text:p>
          </table:table-cell>
          <table:table-cell table:formula="of:=[.B39]-[.A39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950" calcext:value-type="float">
            <text:p>1950</text:p>
          </table:table-cell>
          <table:table-cell table:formula="of:=[.B40]-[.A40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2000" calcext:value-type="float">
            <text:p>2000</text:p>
          </table:table-cell>
          <table:table-cell table:formula="of:=[.B41]-[.A41]" office:value-type="float" office:value="-8" calcext:value-type="float">
            <text:p>-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050" calcext:value-type="float">
            <text:p>2050</text:p>
          </table:table-cell>
          <table:table-cell table:formula="of:=[.B42]-[.A4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formula="of:=[.B43]-[.A43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44]-[.A44]" office:value-type="float" office:value="-12" calcext:value-type="float">
            <text:p>-1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table:formula="of:=[.B45]-[.A45]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50" calcext:value-type="float">
            <text:p>2250</text:p>
          </table:table-cell>
          <table:table-cell table:formula="of:=[.B46]-[.A4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00" calcext:value-type="float">
            <text:p>2300</text:p>
          </table:table-cell>
          <table:table-cell table:formula="of:=[.B47]-[.A47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50" calcext:value-type="float">
            <text:p>2350</text:p>
          </table:table-cell>
          <table:table-cell table:formula="of:=[.B48]-[.A4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formula="of:=[.B49]-[.A49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21" calcext:value-type="float">
            <text:p>621</text:p>
          </table:table-cell>
          <table:table-cell office:value-type="float" office:value="2450" calcext:value-type="float">
            <text:p>2450</text:p>
          </table:table-cell>
          <table:table-cell table:formula="of:=[.B50]-[.A5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2500" calcext:value-type="float">
            <text:p>2500</text:p>
          </table:table-cell>
          <table:table-cell table:formula="of:=[.B51]-[.A5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  <table:table-cell office:value-type="float" office:value="2550" calcext:value-type="float">
            <text:p>2550</text:p>
          </table:table-cell>
          <table:table-cell table:formula="of:=[.B52]-[.A5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5" calcext:value-type="float">
            <text:p>585</text:p>
          </table:table-cell>
          <table:table-cell office:value-type="float" office:value="2600" calcext:value-type="float">
            <text:p>2600</text:p>
          </table:table-cell>
          <table:table-cell table:formula="of:=[.B53]-[.A53]" office:value-type="float" office:value="-8" calcext:value-type="float">
            <text:p>-8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54]-[.A54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float" office:value="2700" calcext:value-type="float">
            <text:p>2700</text:p>
          </table:table-cell>
          <table:table-cell table:formula="of:=[.B55]-[.A55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64" calcext:value-type="float">
            <text:p>564</text:p>
          </table:table-cell>
          <table:table-cell office:value-type="float" office:value="2750" calcext:value-type="float">
            <text:p>2750</text:p>
          </table:table-cell>
          <table:table-cell table:formula="of:=[.B56]-[.A56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2800" calcext:value-type="float">
            <text:p>2800</text:p>
          </table:table-cell>
          <table:table-cell table:formula="of:=[.B57]-[.A57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3" calcext:value-type="float">
            <text:p>533</text:p>
          </table:table-cell>
          <table:table-cell office:value-type="float" office:value="2850" calcext:value-type="float">
            <text:p>2850</text:p>
          </table:table-cell>
          <table:table-cell table:formula="of:=[.B58]-[.A58]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4" calcext:value-type="float">
            <text:p>524</text:p>
          </table:table-cell>
          <table:table-cell office:value-type="float" office:value="2900" calcext:value-type="float">
            <text:p>2900</text:p>
          </table:table-cell>
          <table:table-cell table:formula="of:=[.B59]-[.A59]" office:value-type="float" office:value="-5" calcext:value-type="float">
            <text:p>-5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2950" calcext:value-type="float">
            <text:p>2950</text:p>
          </table:table-cell>
          <table:table-cell table:formula="of:=[.B60]-[.A6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61]-[.A61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3050" calcext:value-type="float">
            <text:p>3050</text:p>
          </table:table-cell>
          <table:table-cell table:formula="of:=[.B62]-[.A6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63]-[.A63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3150" calcext:value-type="float">
            <text:p>3150</text:p>
          </table:table-cell>
          <table:table-cell table:formula="of:=[.B64]-[.A64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3200" calcext:value-type="float">
            <text:p>3200</text:p>
          </table:table-cell>
          <table:table-cell table:formula="of:=[.B65]-[.A65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float" office:value="3250" calcext:value-type="float">
            <text:p>3250</text:p>
          </table:table-cell>
          <table:table-cell table:formula="of:=[.B66]-[.A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3300" calcext:value-type="float">
            <text:p>3300</text:p>
          </table:table-cell>
          <table:table-cell table:formula="of:=[.B67]-[.A67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7" calcext:value-type="float">
            <text:p>437</text:p>
          </table:table-cell>
          <table:table-cell office:value-type="float" office:value="3350" calcext:value-type="float">
            <text:p>3350</text:p>
          </table:table-cell>
          <table:table-cell table:formula="of:=[.B68]-[.A68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3400" calcext:value-type="float">
            <text:p>3400</text:p>
          </table:table-cell>
          <table:table-cell table:formula="of:=[.B69]-[.A69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4" calcext:value-type="float">
            <text:p>424</text:p>
          </table:table-cell>
          <table:table-cell office:value-type="float" office:value="3450" calcext:value-type="float">
            <text:p>3450</text:p>
          </table:table-cell>
          <table:table-cell table:formula="of:=[.B70]-[.A70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71]-[.A71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72]-[.A72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3" calcext:value-type="float">
            <text:p>403</text:p>
          </table:table-cell>
          <table:table-cell office:value-type="float" office:value="3600" calcext:value-type="float">
            <text:p>3600</text:p>
          </table:table-cell>
          <table:table-cell table:formula="of:=[.B73]-[.A73]" office:value-type="float" office:value="-7" calcext:value-type="float">
            <text:p>-7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3650" calcext:value-type="float">
            <text:p>3650</text:p>
          </table:table-cell>
          <table:table-cell table:formula="of:=[.B74]-[.A74]" office:value-type="float" office:value="-6" calcext:value-type="float">
            <text:p>-6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75]-[.A75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float" office:value="3750" calcext:value-type="float">
            <text:p>3750</text:p>
          </table:table-cell>
          <table:table-cell table:formula="of:=[.B76]-[.A7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5" calcext:value-type="float">
            <text:p>385</text:p>
          </table:table-cell>
          <table:table-cell office:value-type="float" office:value="3800" calcext:value-type="float">
            <text:p>3800</text:p>
          </table:table-cell>
          <table:table-cell table:formula="of:=[.B77]-[.A77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office:value-type="float" office:value="3850" calcext:value-type="float">
            <text:p>3850</text:p>
          </table:table-cell>
          <table:table-cell table:formula="of:=[.B78]-[.A78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900" calcext:value-type="float">
            <text:p>3900</text:p>
          </table:table-cell>
          <table:table-cell table:formula="of:=[.B79]-[.A7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950" calcext:value-type="float">
            <text:p>3950</text:p>
          </table:table-cell>
          <table:table-cell table:formula="of:=[.B80]-[.A8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office:value-type="float" office:value="4000" calcext:value-type="float">
            <text:p>4000</text:p>
          </table:table-cell>
          <table:table-cell table:formula="of:=[.B81]-[.A81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950" calcext:value-type="float">
            <text:p>3950</text:p>
          </table:table-cell>
          <table:table-cell table:formula="of:=[.B82]-[.A8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00" calcext:value-type="float">
            <text:p>3900</text:p>
          </table:table-cell>
          <table:table-cell table:formula="of:=[.B83]-[.A83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850" calcext:value-type="float">
            <text:p>3850</text:p>
          </table:table-cell>
          <table:table-cell table:formula="of:=[.B84]-[.A8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00" calcext:value-type="float">
            <text:p>3800</text:p>
          </table:table-cell>
          <table:table-cell table:formula="of:=[.B85]-[.A8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float" office:value="3750" calcext:value-type="float">
            <text:p>3750</text:p>
          </table:table-cell>
          <table:table-cell table:formula="of:=[.B86]-[.A8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87]-[.A87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8" calcext:value-type="float">
            <text:p>398</text:p>
          </table:table-cell>
          <table:table-cell office:value-type="float" office:value="3650" calcext:value-type="float">
            <text:p>3650</text:p>
          </table:table-cell>
          <table:table-cell table:formula="of:=[.B88]-[.A88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float" office:value="3600" calcext:value-type="float">
            <text:p>3600</text:p>
          </table:table-cell>
          <table:table-cell table:formula="of:=[.B89]-[.A89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90]-[.A9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91]-[.A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3450" calcext:value-type="float">
            <text:p>3450</text:p>
          </table:table-cell>
          <table:table-cell table:formula="of:=[.B92]-[.A92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32" calcext:value-type="float">
            <text:p>432</text:p>
          </table:table-cell>
          <table:table-cell office:value-type="float" office:value="3400" calcext:value-type="float">
            <text:p>3400</text:p>
          </table:table-cell>
          <table:table-cell table:formula="of:=[.B93]-[.A93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7" calcext:value-type="float">
            <text:p>437</text:p>
          </table:table-cell>
          <table:table-cell office:value-type="float" office:value="3350" calcext:value-type="float">
            <text:p>3350</text:p>
          </table:table-cell>
          <table:table-cell table:formula="of:=[.B94]-[.A94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45" calcext:value-type="float">
            <text:p>445</text:p>
          </table:table-cell>
          <table:table-cell office:value-type="float" office:value="3300" calcext:value-type="float">
            <text:p>3300</text:p>
          </table:table-cell>
          <table:table-cell table:formula="of:=[.B95]-[.A95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55" calcext:value-type="float">
            <text:p>455</text:p>
          </table:table-cell>
          <table:table-cell office:value-type="float" office:value="3250" calcext:value-type="float">
            <text:p>3250</text:p>
          </table:table-cell>
          <table:table-cell table:formula="of:=[.B96]-[.A96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63" calcext:value-type="float">
            <text:p>463</text:p>
          </table:table-cell>
          <table:table-cell office:value-type="float" office:value="3200" calcext:value-type="float">
            <text:p>3200</text:p>
          </table:table-cell>
          <table:table-cell table:formula="of:=[.B97]-[.A97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2" calcext:value-type="float">
            <text:p>472</text:p>
          </table:table-cell>
          <table:table-cell office:value-type="float" office:value="3150" calcext:value-type="float">
            <text:p>3150</text:p>
          </table:table-cell>
          <table:table-cell table:formula="of:=[.B98]-[.A98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99]-[.A99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3050" calcext:value-type="float">
            <text:p>3050</text:p>
          </table:table-cell>
          <table:table-cell table:formula="of:=[.B100]-[.A100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101]-[.A101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office:value-type="float" office:value="2950" calcext:value-type="float">
            <text:p>2950</text:p>
          </table:table-cell>
          <table:table-cell table:formula="of:=[.B102]-[.A102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4" calcext:value-type="float">
            <text:p>524</text:p>
          </table:table-cell>
          <table:table-cell office:value-type="float" office:value="2900" calcext:value-type="float">
            <text:p>2900</text:p>
          </table:table-cell>
          <table:table-cell table:formula="of:=[.B103]-[.A103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33" calcext:value-type="float">
            <text:p>533</text:p>
          </table:table-cell>
          <table:table-cell office:value-type="float" office:value="2850" calcext:value-type="float">
            <text:p>2850</text:p>
          </table:table-cell>
          <table:table-cell table:formula="of:=[.B104]-[.A104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 office:value-type="float" office:value="2800" calcext:value-type="float">
            <text:p>2800</text:p>
          </table:table-cell>
          <table:table-cell table:formula="of:=[.B105]-[.A105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2750" calcext:value-type="float">
            <text:p>2750</text:p>
          </table:table-cell>
          <table:table-cell table:formula="of:=[.B106]-[.A106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71" calcext:value-type="float">
            <text:p>571</text:p>
          </table:table-cell>
          <table:table-cell office:value-type="float" office:value="2700" calcext:value-type="float">
            <text:p>2700</text:p>
          </table:table-cell>
          <table:table-cell table:formula="of:=[.B107]-[.A107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108]-[.A10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office:value-type="float" office:value="2600" calcext:value-type="float">
            <text:p>2600</text:p>
          </table:table-cell>
          <table:table-cell table:formula="of:=[.B109]-[.A10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03" calcext:value-type="float">
            <text:p>603</text:p>
          </table:table-cell>
          <table:table-cell office:value-type="float" office:value="2550" calcext:value-type="float">
            <text:p>2550</text:p>
          </table:table-cell>
          <table:table-cell table:formula="of:=[.B110]-[.A110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08" calcext:value-type="float">
            <text:p>608</text:p>
          </table:table-cell>
          <table:table-cell office:value-type="float" office:value="2500" calcext:value-type="float">
            <text:p>2500</text:p>
          </table:table-cell>
          <table:table-cell table:formula="of:=[.B111]-[.A11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21" calcext:value-type="float">
            <text:p>621</text:p>
          </table:table-cell>
          <table:table-cell office:value-type="float" office:value="2450" calcext:value-type="float">
            <text:p>2450</text:p>
          </table:table-cell>
          <table:table-cell table:formula="of:=[.B112]-[.A112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00" calcext:value-type="float">
            <text:p>2300</text:p>
          </table:table-cell>
          <table:table-cell table:formula="of:=[.B115]-[.A115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50" calcext:value-type="float">
            <text:p>2250</text:p>
          </table:table-cell>
          <table:table-cell table:formula="of:=[.B116]-[.A116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table:formula="of:=[.B117]-[.A1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118]-[.A118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formula="of:=[.B119]-[.A119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050" calcext:value-type="float">
            <text:p>2050</text:p>
          </table:table-cell>
          <table:table-cell table:formula="of:=[.B120]-[.A120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000" calcext:value-type="float">
            <text:p>2000</text:p>
          </table:table-cell>
          <table:table-cell table:formula="of:=[.B121]-[.A12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1950" calcext:value-type="float">
            <text:p>1950</text:p>
          </table:table-cell>
          <table:table-cell table:formula="of:=[.B122]-[.A122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900" calcext:value-type="float">
            <text:p>1900</text:p>
          </table:table-cell>
          <table:table-cell table:formula="of:=[.B123]-[.A123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850" calcext:value-type="float">
            <text:p>1850</text:p>
          </table:table-cell>
          <table:table-cell table:formula="of:=[.B124]-[.A124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B125]-[.A125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750" calcext:value-type="float">
            <text:p>1750</text:p>
          </table:table-cell>
          <table:table-cell table:formula="of:=[.B126]-[.A126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700" calcext:value-type="float">
            <text:p>1700</text:p>
          </table:table-cell>
          <table:table-cell table:formula="of:=[.B127]-[.A127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128]-[.A12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600" calcext:value-type="float">
            <text:p>1600</text:p>
          </table:table-cell>
          <table:table-cell table:formula="of:=[.B129]-[.A129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550" calcext:value-type="float">
            <text:p>1550</text:p>
          </table:table-cell>
          <table:table-cell table:formula="of:=[.B130]-[.A130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table:formula="of:=[.B131]-[.A131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450" calcext:value-type="float">
            <text:p>1450</text:p>
          </table:table-cell>
          <table:table-cell table:formula="of:=[.B132]-[.A132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table:formula="of:=[.B133]-[.A133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134]-[.A134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135]-[.A135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250" calcext:value-type="float">
            <text:p>1250</text:p>
          </table:table-cell>
          <table:table-cell table:formula="of:=[.B136]-[.A136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137]-[.A137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150" calcext:value-type="float">
            <text:p>1150</text:p>
          </table:table-cell>
          <table:table-cell table:formula="of:=[.B138]-[.A138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100" calcext:value-type="float">
            <text:p>1100</text:p>
          </table:table-cell>
          <table:table-cell table:formula="of:=[.B139]-[.A139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050" calcext:value-type="float">
            <text:p>1050</text:p>
          </table:table-cell>
          <table:table-cell table:formula="of:=[.B140]-[.A140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table:formula="of:=[.B141]-[.A14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950" calcext:value-type="float">
            <text:p>950</text:p>
          </table:table-cell>
          <table:table-cell table:formula="of:=[.B142]-[.A142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900" calcext:value-type="float">
            <text:p>900</text:p>
          </table:table-cell>
          <table:table-cell table:formula="of:=[.B143]-[.A143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850" calcext:value-type="float">
            <text:p>850</text:p>
          </table:table-cell>
          <table:table-cell table:formula="of:=[.B144]-[.A144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800" calcext:value-type="float">
            <text:p>800</text:p>
          </table:table-cell>
          <table:table-cell table:formula="of:=[.B145]-[.A145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9" calcext:value-type="float">
            <text:p>239</text:p>
          </table:table-cell>
          <table:table-cell office:value-type="float" office:value="750" calcext:value-type="float">
            <text:p>750</text:p>
          </table:table-cell>
          <table:table-cell table:formula="of:=[.B146]-[.A146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7" calcext:value-type="float">
            <text:p>237</text:p>
          </table:table-cell>
          <table:table-cell office:value-type="float" office:value="700" calcext:value-type="float">
            <text:p>700</text:p>
          </table:table-cell>
          <table:table-cell table:formula="of:=[.B147]-[.A147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1" calcext:value-type="float">
            <text:p>251</text:p>
          </table:table-cell>
          <table:table-cell office:value-type="float" office:value="650" calcext:value-type="float">
            <text:p>650</text:p>
          </table:table-cell>
          <table:table-cell table:formula="of:=[.B148]-[.A148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600" calcext:value-type="float">
            <text:p>600</text:p>
          </table:table-cell>
          <table:table-cell table:formula="of:=[.B149]-[.A149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550" calcext:value-type="float">
            <text:p>550</text:p>
          </table:table-cell>
          <table:table-cell table:formula="of:=[.B150]-[.A150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500" calcext:value-type="float">
            <text:p>500</text:p>
          </table:table-cell>
          <table:table-cell table:formula="of:=[.B151]-[.A15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2" calcext:value-type="float">
            <text:p>302</text:p>
          </table:table-cell>
          <table:table-cell office:value-type="float" office:value="450" calcext:value-type="float">
            <text:p>450</text:p>
          </table:table-cell>
          <table:table-cell table:formula="of:=[.B152]-[.A152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4" calcext:value-type="float">
            <text:p>314</text:p>
          </table:table-cell>
          <table:table-cell office:value-type="float" office:value="400" calcext:value-type="float">
            <text:p>400</text:p>
          </table:table-cell>
          <table:table-cell table:formula="of:=[.B153]-[.A153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50" calcext:value-type="float">
            <text:p>350</text:p>
          </table:table-cell>
          <table:table-cell table:formula="of:=[.B154]-[.A154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155]-[.A155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32" calcext:value-type="float">
            <text:p>332</text:p>
          </table:table-cell>
          <table:table-cell office:value-type="float" office:value="250" calcext:value-type="float">
            <text:p>250</text:p>
          </table:table-cell>
          <table:table-cell table:formula="of:=[.B156]-[.A156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formula="of:=[.B157]-[.A157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150" calcext:value-type="float">
            <text:p>150</text:p>
          </table:table-cell>
          <table:table-cell table:formula="of:=[.B158]-[.A158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table:formula="of:=[.B159]-[.A159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table:formula="of:=[.B160]-[.A160]"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0:40:30.432806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0:42:23.455243099</dc:date>
    <meta:editing-duration>PT1H31M47S</meta:editing-duration>
    <meta:editing-cycles>6</meta:editing-cycles>
    <meta:generator>LibreOffice/5.4.2.2$Linux_X86_64 LibreOffice_project/40m0$Build-2</meta:generator>
    <meta:document-statistic meta:table-count="1" meta:cell-count="6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01cm" svg:y="4.201cm" style:legend-expansion="high" chart:style-name="ch2"/>
        <chart:plot-area chart:style-name="ch3" table:cell-range-address="calibrated_test_reverse_direction.C1:calibrated_test_reverse_direction.C160 calibrated_test_reverse_direction.A2:calibrated_test_reverse_direction.A160" chart:data-source-has-labels="row" svg:x="0.32cm" svg:y="0.18cm" svg:width="13.361cm" svg:height="8.64cm">
          <chartooo:coordinate-region svg:x="1.127cm" svg:y="0.379cm" svg:width="12.1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ed_test_reverse_direction.A2:calibrated_test_reverse_direction.A160" chart:label-cell-address="calibrated_test_reverse_direction.C1:calibrated_test_reverse_direction.C1" chart:class="chart:scatter">
            <chart:domain table:cell-range-address="calibrated_test_reverse_direction.C2:calibrated_test_reverse_direction.C160"/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osition</text:p>
                <draw:g>
                  <svg:desc>calibrated_test_reverse_direction.C1:calibrated_test_reverse_dire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calibrated_test_reverse_direction.C2:calibrated_test_reverse_direction.C160</svg:desc>
                </draw:g>
              </table:table-cell>
              <table:table-cell office:value-type="float" office:value="347">
                <text:p>347</text:p>
                <draw:g>
                  <svg:desc>calibrated_test_reverse_direction.A2:calibrated_test_reverse_direction.A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50">
                <text:p>395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0">
                <text:p>39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50">
                <text:p>38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0">
                <text:p>38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50">
                <text:p>375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00">
                <text:p>37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0">
                <text:p>365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00">
                <text:p>36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0">
                <text:p>355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00">
                <text:p>350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0">
                <text:p>345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00">
                <text:p>340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50">
                <text:p>335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00">
                <text:p>330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50">
                <text:p>325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00">
                <text:p>320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0">
                <text:p>315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0">
                <text:p>3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50">
                <text:p>305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0">
                <text:p>30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0">
                <text:p>29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00">
                <text:p>290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50">
                <text:p>285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00">
                <text:p>280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50">
                <text:p>275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0">
                <text:p>27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50">
                <text:p>26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00">
                <text:p>26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0">
                <text:p>255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50">
                <text:p>24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00">
                <text:p>24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50">
                <text:p>235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00">
                <text:p>2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50">
                <text:p>22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50">
                <text:p>2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00">
                <text:p>2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50">
                <text:p>20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0">
                <text:p>2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50">
                <text:p>19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0">
                <text:p>19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50">
                <text:p>18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00">
                <text:p>18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0">
                <text:p>17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00">
                <text:p>17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0">
                <text:p>16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00">
                <text:p>16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0">
                <text:p>15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00">
                <text:p>1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0">
                <text:p>14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0">
                <text:p>14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00">
                <text:p>13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0">
                <text:p>12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0">
                <text:p>1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0">
                <text:p>11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0">
                <text:p>11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0">
                <text:p>10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">
                <text:p>1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0">
                <text:p>9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0">
                <text:p>9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0">
                <text:p>8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0">
                <text:p>8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50">
                <text:p>7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0">
                <text:p>7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0">
                <text:p>6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0">
                <text:p>6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0">
                <text:p>5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0">
                <text:p>5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">
                <text:p>4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0">
                <text:p>4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0">
                <text:p>3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0">
                <text:p>2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">
                <text:p>2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">
                <text:p>1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">
                <text:p>1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344">
                <text:p>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61cm" svg:y="3.952cm" style:legend-expansion="high" chart:style-name="ch2"/>
        <chart:plot-area chart:style-name="ch3" table:cell-range-address="calibrated_test_reverse_direction.A1:calibrated_test_reverse_direction.A160 calibrated_test_reverse_direction.C1:calibrated_test_reverse_direction.C160" chart:data-source-has-labels="row" svg:x="0.32cm" svg:y="0.18cm" svg:width="12.621cm" svg:height="8.64cm">
          <chartooo:coordinate-region svg:x="1.312cm" svg:y="0.301cm" svg:width="11.62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ed_test_reverse_direction.A2:calibrated_test_reverse_direction.A160" chart:label-cell-address="calibrated_test_reverse_direction.A1:calibrated_test_reverse_direction.A1" chart:class="chart:line">
            <chart:data-point chart:repeated="159"/>
          </chart:series>
          <chart:series chart:style-name="ch7" chart:values-cell-range-address="calibrated_test_reverse_direction.C2:calibrated_test_reverse_direction.C160" chart:label-cell-address="calibrated_test_reverse_direction.C1:calibrated_test_reverse_direction.C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Sensor</text:p>
                <draw:g>
                  <svg:desc>calibrated_test_reverse_direction.A1:calibrated_test_reverse_direction.A1</svg:desc>
                </draw:g>
              </table:table-cell>
              <table:table-cell office:value-type="string">
                <text:p>Position</text:p>
                <draw:g>
                  <svg:desc>calibrated_test_reverse_direction.C1:calibrated_test_reverse_dire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">
                <text:p>347</text:p>
                <draw:g>
                  <svg:desc>calibrated_test_reverse_direction.A2:calibrated_test_reverse_direction.A160</svg:desc>
                </draw:g>
              </table:table-cell>
              <table:table-cell office:value-type="float" office:value="50">
                <text:p>50</text:p>
                <draw:g>
                  <svg:desc>calibrated_test_reverse_direction.C2:calibrated_test_reverse_direction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">
                <text:p>3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8">
                <text:p>3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7">
                <text:p>3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">
                <text:p>31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4">
                <text:p>29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">
                <text:p>28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2">
                <text:p>28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">
                <text:p>25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">
                <text:p>26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">
                <text:p>24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">
                <text:p>23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">
                <text:p>21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">
                <text:p>20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">
                <text:p>1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">
                <text:p>166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">
                <text:p>15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">
                <text:p>13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">
                <text:p>12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">
                <text:p>1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">
                <text:p>109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">
                <text:p>8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6">
                <text:p>61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">
                <text:p>60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9">
                <text:p>599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3">
                <text:p>593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2">
                <text:p>582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8">
                <text:p>5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6">
                <text:p>55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8">
                <text:p>548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7">
                <text:p>537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9">
                <text:p>529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5">
                <text:p>51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3">
                <text:p>50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0">
                <text:p>490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3">
                <text:p>483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4">
                <text:p>47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5">
                <text:p>465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">
                <text:p>45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6">
                <text:p>446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0">
                <text:p>440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3">
                <text:p>433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6">
                <text:p>426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">
                <text:p>4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5">
                <text:p>415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0">
                <text:p>41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4">
                <text:p>40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9">
                <text:p>389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4">
                <text:p>384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">
                <text:p>388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9">
                <text:p>37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5">
                <text:p>375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6">
                <text:p>366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5">
                <text:p>3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5">
                <text:p>365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9">
                <text:p>36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5">
                <text:p>375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">
                <text:p>384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">
                <text:p>384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">
                <text:p>389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1">
                <text:p>391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9">
                <text:p>409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1">
                <text:p>41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7">
                <text:p>41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1">
                <text:p>42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">
                <text:p>429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8">
                <text:p>438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3">
                <text:p>44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9">
                <text:p>449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0">
                <text:p>46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9">
                <text:p>46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9">
                <text:p>479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0">
                <text:p>49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">
                <text:p>519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5">
                <text:p>53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2">
                <text:p>552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4">
                <text:p>55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4">
                <text:p>574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2">
                <text:p>58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8">
                <text:p>588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8">
                <text:p>59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0">
                <text:p>60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6">
                <text:p>61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6">
                <text:p>616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">
                <text:p>4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">
                <text:p>5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">
                <text:p>5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">
                <text:p>6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">
                <text:p>6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">
                <text:p>7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">
                <text:p>8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">
                <text:p>9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">
                <text:p>9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">
                <text:p>1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">
                <text:p>10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6">
                <text:p>11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">
                <text:p>12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6">
                <text:p>12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2">
                <text:p>15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1">
                <text:p>17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">
                <text:p>18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5">
                <text:p>19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2">
                <text:p>20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">
                <text:p>21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0">
                <text:p>23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">
                <text:p>23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6">
                <text:p>24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5">
                <text:p>26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8">
                <text:p>2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7">
                <text:p>28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3">
                <text:p>2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1">
                <text:p>30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">
                <text:p>3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7">
                <text:p>3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8">
                <text:p>3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1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4">
                <text:p>344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81cm" svg:y="3.952cm" style:legend-expansion="high" chart:style-name="ch2"/>
        <chart:plot-area chart:style-name="ch3" table:cell-range-address="calibrated_test_reverse_direction.B1:calibrated_test_reverse_direction.C160" chart:data-source-has-labels="row" svg:x="0.32cm" svg:y="0.18cm" svg:width="12.541cm" svg:height="8.64cm">
          <chartooo:coordinate-region svg:x="1.312cm" svg:y="0.301cm" svg:width="11.54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ed_test_reverse_direction.B2:calibrated_test_reverse_direction.B160" chart:label-cell-address="calibrated_test_reverse_direction.B1:calibrated_test_reverse_direction.B1" chart:class="chart:line">
            <chart:data-point chart:repeated="159"/>
          </chart:series>
          <chart:series chart:style-name="ch7" chart:values-cell-range-address="calibrated_test_reverse_direction.C2:calibrated_test_reverse_direction.C160" chart:label-cell-address="calibrated_test_reverse_direction.C1:calibrated_test_reverse_direction.C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kup Table</text:p>
                <draw:g>
                  <svg:desc>calibrated_test_reverse_direction.B1:calibrated_test_reverse_direction.B1</svg:desc>
                </draw:g>
              </table:table-cell>
              <table:table-cell office:value-type="string">
                <text:p>Position</text:p>
                <draw:g>
                  <svg:desc>calibrated_test_reverse_direction.C1:calibrated_test_reverse_dire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1">
                <text:p>351</text:p>
                <draw:g>
                  <svg:desc>calibrated_test_reverse_direction.B2:calibrated_test_reverse_direction.B160</svg:desc>
                </draw:g>
              </table:table-cell>
              <table:table-cell office:value-type="float" office:value="50">
                <text:p>50</text:p>
                <draw:g>
                  <svg:desc>calibrated_test_reverse_direction.C2:calibrated_test_reverse_direction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">
                <text:p>3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8">
                <text:p>3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">
                <text:p>3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8">
                <text:p>3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8">
                <text:p>3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">
                <text:p>3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2">
                <text:p>2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">
                <text:p>25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">
                <text:p>23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9">
                <text:p>23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">
                <text:p>22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">
                <text:p>21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">
                <text:p>18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">
                <text:p>1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">
                <text:p>16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">
                <text:p>15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">
                <text:p>13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">
                <text:p>11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">
                <text:p>1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">
                <text:p>10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">
                <text:p>8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1">
                <text:p>62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8">
                <text:p>60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3">
                <text:p>603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5">
                <text:p>58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9">
                <text:p>579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1">
                <text:p>571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4">
                <text:p>564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7">
                <text:p>547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3">
                <text:p>533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4">
                <text:p>52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6">
                <text:p>516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1">
                <text:p>50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">
                <text:p>49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1">
                <text:p>481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2">
                <text:p>472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">
                <text:p>46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">
                <text:p>45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">
                <text:p>44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7">
                <text:p>437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2">
                <text:p>432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4">
                <text:p>424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">
                <text:p>4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">
                <text:p>413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3">
                <text:p>403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">
                <text:p>398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6">
                <text:p>39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">
                <text:p>389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">
                <text:p>38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7">
                <text:p>377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">
                <text:p>37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">
                <text:p>36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3">
                <text:p>3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7">
                <text:p>36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">
                <text:p>37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7">
                <text:p>377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9">
                <text:p>389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6">
                <text:p>39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8">
                <text:p>398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3">
                <text:p>403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3">
                <text:p>413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7">
                <text:p>4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4">
                <text:p>424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2">
                <text:p>432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7">
                <text:p>437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5">
                <text:p>44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">
                <text:p>45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3">
                <text:p>463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2">
                <text:p>472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1">
                <text:p>481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">
                <text:p>49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1">
                <text:p>50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6">
                <text:p>516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4">
                <text:p>52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3">
                <text:p>533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7">
                <text:p>547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4">
                <text:p>564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1">
                <text:p>571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9">
                <text:p>579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5">
                <text:p>58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3">
                <text:p>603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8">
                <text:p>60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1">
                <text:p>62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">
                <text:p>2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">
                <text:p>2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">
                <text:p>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">
                <text:p>52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">
                <text:p>7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">
                <text:p>7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">
                <text:p>9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">
                <text:p>9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8">
                <text:p>9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">
                <text:p>1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">
                <text:p>14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7">
                <text:p>16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8">
                <text:p>1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6">
                <text:p>18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6">
                <text:p>19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1">
                <text:p>21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1">
                <text:p>22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9">
                <text:p>23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7">
                <text:p>23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1">
                <text:p>25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2">
                <text:p>2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3">
                <text:p>28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4">
                <text:p>2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4">
                <text:p>3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8">
                <text:p>3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8">
                <text:p>3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2">
                <text:p>3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8">
                <text:p>3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5">
                <text:p>3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1">
                <text:p>35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4.201cm" style:legend-expansion="high" chart:style-name="ch2"/>
        <chart:plot-area chart:style-name="ch3" table:cell-range-address="calibrated_test_reverse_direction.D1:calibrated_test_reverse_direction.D160" chart:data-source-has-labels="row" svg:x="0.32cm" svg:y="0.18cm" svg:width="13.044cm" svg:height="8.64cm">
          <chartooo:coordinate-region svg:x="1.047cm" svg:y="0.379cm" svg:width="12.3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ated_test_reverse_direction.D2:calibrated_test_reverse_direction.D160" chart:label-cell-address="calibrated_test_reverse_direction.D1:calibrated_test_reverse_direction.D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calibrated_test_reverse_direction.D1:calibrated_test_reverse_direc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calibrated_test_reverse_direction.D2:calibrated_test_reverse_direction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